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otProcessor.getClasspathRoo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otProcessor.do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AotProcessor.scanClasspathRoo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AotProcessor.performAotProcess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AotProcessor.TestAotProcessor( Set &lt; Path &gt; classpathRoots ,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